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ub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ubps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de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de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en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en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im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keygenassi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n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n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v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v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flush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i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g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n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pui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office:value-type="string">
            <text:p>EAX ECX</text:p>
          </table:table-cell>
          <table:table-cell table:style-name="ce4" office:value-type="string">
            <text:p>:</text:p>
          </table:table-cell>
          <table:table-cell office:value-type="string">
            <text:p>EAX EBX ECX EDX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msr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pm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ts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tsc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01 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C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ud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24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551:Sheet1.V5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9T00:40:02</dc:date>
    <meta:editing-duration>P4DT12H10M</meta:editing-duration>
    <meta:editing-cycles>280</meta:editing-cycles>
    <meta:document-statistic meta:table-count="3" meta:cell-count="8864" meta:object-count="0"/>
  </office:meta>
</office:document-meta>
</file>